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b7a6" officeooo:paragraph-rsid="0013b7a6"/>
    </style:style>
    <style:style style:name="P2" style:family="paragraph" style:parent-style-name="Standard">
      <style:text-properties officeooo:rsid="00156c70" officeooo:paragraph-rsid="00156c70"/>
    </style:style>
    <style:style style:name="P3" style:family="paragraph" style:parent-style-name="Standard">
      <style:text-properties officeooo:rsid="00158ce3" officeooo:paragraph-rsid="00158ce3"/>
    </style:style>
    <style:style style:name="T1" style:family="text">
      <style:text-properties officeooo:rsid="00156c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w Hamilton</text:p>
      <text:p text:style-name="P1">Availablility for CS 315 Final Project</text:p>
      <text:p text:style-name="P1"/>
      <text:p text:style-name="P1">Sunday – Afternoon 1:00 <text:span text:style-name="T1">pm</text:span> – 4:00 <text:span text:style-name="T1">pm</text:span></text:p>
      <text:p text:style-name="P1"/>
      <text:p text:style-name="P1">Monday – After 4:00 <text:span text:style-name="T1">pm</text:span></text:p>
      <text:p text:style-name="P1"/>
      <text:p text:style-name="P1">Tuesday – Before class: 8:00 <text:span text:style-name="T1">am </text:span>– 11:00 <text:span text:style-name="T1">am</text:span>, after class until 1:00 <text:span text:style-name="T1">pm</text:span></text:p>
      <text:p text:style-name="P1"/>
      <text:p text:style-name="P1">Wednesday – After 8:00 pm</text:p>
      <text:p text:style-name="P1"/>
      <text:p text:style-name="P1">Thursday - Before class: 8:00 – 11:00, after class until 1:00</text:p>
      <text:p text:style-name="P1"/>
      <text:p text:style-name="P2">Friday – After 4:00 pm</text:p>
      <text:p text:style-name="P2"/>
      <text:p text:style-name="P3">Saturday – Anytim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3S</meta:editing-duration>
    <meta:editing-cycles>5</meta:editing-cycles>
    <meta:generator>LibreOffice/4.2.0.4$Windows_x86 LibreOffice_project/05dceb5d363845f2cf968344d7adab8dcfb2ba71</meta:generator>
    <dc:date>2014-04-18T20:21:57.116000000</dc:date>
    <meta:document-statistic meta:table-count="0" meta:image-count="0" meta:object-count="0" meta:page-count="1" meta:paragraph-count="9" meta:word-count="50" meta:character-count="306" meta:non-whitespace-character-count="256"/>
    <meta:user-defined meta:name="Info 1"/>
    <meta:user-defined meta:name="Info 2"/>
    <meta:user-defined meta:name="Info 3"/>
    <meta:user-defined meta:name="Info 4"/>
  </office:meta>
</office:document-meta>
</file>